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26c8f1" officeooo:paragraph-rsid="00305b6c" style:language-asian="ja" style:country-asian="JP"/>
    </style:style>
    <style:style style:name="P2" style:family="paragraph" style:parent-style-name="Standard">
      <style:text-properties fo:language="en" fo:country="GB" officeooo:rsid="00327915" officeooo:paragraph-rsid="00305b6c" style:language-asian="ja" style:country-asian="JP"/>
    </style:style>
    <style:style style:name="T1" style:family="text">
      <style:text-properties officeooo:rsid="0026c8f1"/>
    </style:style>
    <style:style style:name="T2" style:family="text">
      <style:text-properties officeooo:rsid="0031765a"/>
    </style:style>
    <style:style style:name="T3" style:family="text">
      <style:text-properties officeooo:rsid="00334dc5"/>
    </style:style>
    <style:style style:name="T4" style:family="text">
      <style:text-properties officeooo:rsid="0035ca36"/>
    </style:style>
    <style:style style:name="T5" style:family="text">
      <style:text-properties officeooo:rsid="0037b2c2"/>
    </style:style>
    <style:style style:name="T6" style:family="text">
      <style:text-properties officeooo:rsid="0038c56d"/>
    </style:style>
    <style:style style:name="T7" style:family="text">
      <style:text-properties officeooo:rsid="003ce96a"/>
    </style:style>
    <style:style style:name="T8" style:family="text">
      <style:text-properties officeooo:rsid="00402157"/>
    </style:style>
    <style:style style:name="T9" style:family="text">
      <style:text-properties officeooo:rsid="00420cfc"/>
    </style:style>
    <style:style style:name="T10" style:family="text">
      <style:text-properties officeooo:rsid="004445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Description:</text:p>
      <text:p text:style-name="P2">The <text:span text:style-name="T3">light curves of black hole X-ray binaries have </text:span><text:span text:style-name="T10">long </text:span><text:span text:style-name="T3">been known for long to have timescale variabilities. </text:span><text:span text:style-name="T4">Using these light curves, researchers are trying to understand the underlying physics which would generate the </text:span><text:span text:style-name="T10">obtained</text:span><text:span text:style-name="T4"> light curves. </text:span><text:span text:style-name="T5">In case of black hole XRBs, a theory has been crafted for short term </text:span><text:span text:style-name="T6">timescale</text:span><text:span text:style-name="T5"> variabilities in the light curves of these sources. The signals compose of power law generated by the comptonizing corona surrounding the black hole and a black body which is generated by the accretion disk of the black hole as it accretes onto the bla</text:span><text:span text:style-name="T6">c</text:span><text:span text:style-name="T5">k hole. </text:span><text:span text:style-name="T8">These short term variabilities can be extracted from the light curve using a Fourier transformation. If one does this for the light curves in different energy bands differences in phases can be found, these are called time lags. </text:span><text:span text:style-name="T7">Using these lags one can get a better understanding of the underlying physics of the system. This however, can be very difficult to do without a physical model.</text:span><text:span text:style-name="T1"><text:line-break/><text:line-break/>This is where computer models come in. These models try to find the spectral-timing properties across a wide range of X-ray energies to better understand the physics that is necessary to show these time lags. One of these models is a model by P. Uttley </text:span><text:span text:style-name="T9">et al</text:span><text:span text:style-name="T1">. Uttley’s model combines the idea that besides the mass accretion fluctuations through the disk that can power the corona, the accretion disk can also provide seed photons for comptonization in the corona. Because the seed photons first cool the corona and then the mass accretion fluctuations heat the corona back up, the higher energy photons lag behind the low energy photons.<text:line-break/><text:line-break/>The goal of this Master Project is to take this model from Uttley and rewrite it from python to C/C++. This way it can be used in a standard X-ray fitting software like Xspec. While converting the model updates to the model may be implemented to improve the runtime and physical effects &amp; processes might be added for model completeness. Once this has been done, it can be used in combination with Xspec to try and fit real data from the NICER X-ray instrument.<text:line-break/><text:line-break/>Planning:<text:line-break/>2021:<text:line-break/>June – July: Background Reading &amp; Software Setup<text:line-break/>September – October: Learn the use of X</text:span><text:span text:style-name="T2">s</text:span><text:span text:style-name="T1">pec, X</text:span><text:span text:style-name="T2">s</text:span><text:span text:style-name="T1">pec models, the python model<text:line-break/>November – Mid April 2022:<text:tab/>Convert python model to C/C++ (X</text:span><text:span text:style-name="T2">s</text:span><text:span text:style-name="T1">pec model)<text:line-break/>&amp; Apply Updates<text:line-break/>2022:<text:line-break/>Mid April – May: Fit to NICER Black Hole X-ray Binaries<text:line-break/>June: Thesis Write-up</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15:12:30.592000000</meta:creation-date>
    <dc:date>2021-09-24T14:19:49.216000000</dc:date>
    <meta:editing-duration>P2DT52M27S</meta:editing-duration>
    <meta:editing-cycles>26</meta:editing-cycles>
    <meta:generator>LibreOffice/7.2.0.4$Windows_X86_64 LibreOffice_project/9a9c6381e3f7a62afc1329bd359cc48accb6435b</meta:generator>
    <meta:document-statistic meta:table-count="0" meta:image-count="0" meta:object-count="0" meta:page-count="1" meta:paragraph-count="2" meta:word-count="406" meta:character-count="2408" meta:non-whitespace-character-count="1997"/>
  </office:meta>
</office:document-meta>
</file>